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udent(<text:span text:style-name="T1">student_id</text:span>, first_name [NN], last_name [NN], email [NN][UK], date_of_birth, [NN])</text:p>
      <text:p text:style-name="Preformatted_20_Text"/>
      <text:p text:style-name="Preformatted_20_Text">Course(<text:span text:style-name="T1">course_id</text:span>, course_name [NN][UK])</text:p>
      <text:p text:style-name="Preformatted_20_Text"/>
      <text:p text:style-name="Preformatted_20_Text">ExamType(<text:span text:style-name="T1">exam_type_id</text:span>, exam_name [NN][UK])</text:p>
      <text:p text:style-name="Preformatted_20_Text"/>
      <text:p text:style-name="Preformatted_20_Text">Building(<text:span text:style-name="T1">building_id</text:span>, building_name [NN][UK])</text:p>
      <text:p text:style-name="Preformatted_20_Text"/>
      <text:p text:style-name="Preformatted_20_Text">Room(<text:span text:style-name="T1">room_id</text:span>, room_name [NN][UK], #building_id -&gt; Building [NN])</text:p>
      <text:p text:style-name="Preformatted_20_Text"/>
      <text:p text:style-name="Preformatted_20_Text">ExamEvent(<text:span text:style-name="T1">exam_event_id</text:span>, date [NN], #exam_type_id -&gt; ExamType [NN], </text:p>
      <text:p text:style-name="Preformatted_20_Text"><text:tab/> <text:s text:c="2"/>#course_id -&gt; Course [NN], #room_id -&gt; Room [NN])</text:p>
      <text:p text:style-name="Preformatted_20_Text"/>
      <text:p text:style-name="Preformatted_20_Text">Enrollment(<text:span text:style-name="T1">#student_id -&gt; Student</text:span>, <text:span text:style-name="T1">#course_id -&gt; Course</text:span>)</text:p>
      <text:p text:style-name="Preformatted_20_Text"/>
      <text:p text:style-name="Preformatted_20_Text">Assessment(<text:span text:style-name="T1">#student_id -&gt; Student</text:span>, <text:span text:style-name="T1">#exam_event_id -&gt; ExamEvent</text:span>, gpa [NN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0T13:45:58.544173050</dc:date>
    <meta:editing-duration>PT1M27S</meta:editing-duration>
    <meta:editing-cycles>1</meta:editing-cycles>
    <meta:document-statistic meta:table-count="0" meta:image-count="0" meta:object-count="0" meta:page-count="1" meta:paragraph-count="9" meta:word-count="54" meta:character-count="529" meta:non-whitespace-character-count="479"/>
    <meta:generator>LibreOffice/7.3.7.2$Linux_X86_64 LibreOffice_project/30$Build-2</meta:generator>
  </office:meta>
</office:document-meta>
</file>